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-document"/>Test Document<text:bookmark-end text:name="test-document"/></text:h>
      <text:p text:style-name="First_20_paragraph">This is a test document for conversion to PD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4-09-15T19:12:06Z</meta:creation-date>
    <dc:date>2024-09-15T19:12:06Z</dc:date>
  </office:meta>
</office:document-meta>
</file>